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Viléme,</text:p>
      <text:p text:style-name="Normal">ve vlnách osudu nás pohání stejný mocný duch Bůvola, síla a vyrovnanost, které nás definují. Tvá vytrvalost a mé odhodlání, obě zračí se ve stínu tohoto mocného znamení, tvoří dokonalou harmonii sil, která je stejně vzácná jako krystal čistá láska. Ve světle Tvého strážného anděla Rafaela, jenž ti naděluje dar léčení, nalezneme společně cestu k upevnění těch nejkrásnějších vazeb nejen tělesných, ale i duševních. </text:p>
      <text:p text:style-name="Normal">Naše sdílené cesty pod znamením Bůvola nás vedou k sobě, rovně jako magnet, který přitahuje svou protějškou. Nechť toto valentýnské přání je mostem, který spojí naše srdce do jednoho, v lásce a vzájemném porozumění, kde naše téměř telepatická sounáležitost a sdílená síla nás provedou každou bouří. S tebou cítím, že každá překážka je jen dalším krokem k naší společné budoucnosti.</text:p>
      <text:p text:style-name="Normal">S láskou a úctou, která roste každý den více, přeji ti nejen šťastný Valentýn, ale i nekonečnou cestu plnou lásky a společných zážitků. Nechť nám oběma strážný anděl Rafael stále svítí na cestu.</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